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JetBrains Mono" svg:font-family="'JetBrains Mono', monospace"/>
    <style:font-face style:name="OpenSymbol" svg:font-family="OpenSymbol"/>
    <style:font-face style:name="Courier New" svg:font-family="'Courier New'" style:font-family-generic="modern" style:font-pitch="fixed"/>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style="italic" style:font-size-asian="12pt" style:font-style-asian="italic" style:font-size-complex="12pt" style:font-style-complex="italic"/>
    </style:style>
    <style:style style:name="P5" style:family="paragraph" style:parent-style-name="Standard">
      <style:text-properties fo:font-size="12pt" fo:language="en" fo:country="GB" style:font-size-asian="12pt" style:font-size-complex="12pt"/>
    </style:style>
    <style:style style:name="P6" style:family="paragraph" style:parent-style-name="Standard">
      <style:text-properties fo:font-size="12pt" fo:language="en" fo:country="GB" fo:font-weight="bold" style:font-size-asian="12pt" style:font-weight-asian="bold" style:font-name-complex="Calibri" style:font-size-complex="12pt" style:font-weight-complex="bold"/>
    </style:style>
    <style:style style:name="P7" style:family="paragraph" style:parent-style-name="Standard">
      <style:text-properties fo:font-size="12pt" fo:language="en" fo:country="GB" style:font-name-asian="Andale Sans UI" style:font-size-asian="12pt" style:language-asian="ja" style:country-asian="JP" style:font-name-complex="Calibri" style:font-size-complex="12pt" style:language-complex="fa" style:country-complex="IR"/>
    </style:style>
    <style:style style:name="P8" style:family="paragraph" style:parent-style-name="Standard">
      <style:text-properties fo:font-size="48pt" fo:language="en" fo:country="GB" style:font-size-asian="48pt" style:font-size-complex="48pt"/>
    </style:style>
    <style:style style:name="P9" style:family="paragraph" style:parent-style-name="Normal">
      <style:text-properties fo:font-size="12pt" style:font-size-asian="12pt" style:font-size-complex="12pt"/>
    </style:style>
    <style:style style:name="P10" style:family="paragraph" style:parent-style-name="Standard">
      <style:paragraph-properties fo:margin-left="2.498cm" fo:margin-right="0cm" fo:text-indent="1.249cm" style:auto-text-indent="false">
        <style:tab-stops/>
      </style:paragraph-properties>
      <style:text-properties fo:font-size="12pt" fo:language="en" fo:country="GB" style:font-size-asian="12pt" style:font-size-complex="12pt"/>
    </style:style>
    <style:style style:name="P11" style:family="paragraph" style:parent-style-name="Text_20_body">
      <style:text-properties fo:language="fr" fo:country="FR"/>
    </style:style>
    <style:style style:name="P12" style:family="paragraph" style:parent-style-name="Text_20_body">
      <style:text-properties style:font-name="Calibri" fo:language="fr" fo:country="FR" style:font-name-complex="Calibri"/>
    </style:style>
    <style:style style:name="P13" style:family="paragraph" style:parent-style-name="Text_20_body">
      <style:text-properties style:font-name="Calibri" fo:language="fr" fo:country="FR" fo:font-weight="bold" style:font-weight-asian="bold" style:font-name-complex="Calibri" style:font-weight-complex="bold"/>
    </style:style>
    <style:style style:name="P14" style:family="paragraph" style:parent-style-name="Text_20_body">
      <style:text-properties style:font-name="Calibri" fo:language="en" fo:country="GB" style:font-name-complex="Calibri"/>
    </style:style>
    <style:style style:name="P15" style:family="paragraph" style:parent-style-name="Text_20_body">
      <style:text-properties style:font-name="Calibri" fo:language="en" fo:country="GB" fo:font-weight="bold" style:font-weight-asian="bold" style:font-name-complex="Calibri" style:font-weight-complex="bold"/>
    </style:style>
    <style:style style:name="P16" style:family="paragraph" style:parent-style-name="Standard">
      <style:paragraph-properties fo:margin-left="3.747cm" fo:margin-right="0cm" fo:text-indent="1.249cm" style:auto-text-indent="false">
        <style:tab-stops/>
      </style:paragraph-properties>
      <style:text-properties fo:font-size="12pt" fo:language="en" fo:country="GB" style:font-size-asian="12pt" style:font-size-complex="12pt"/>
    </style:style>
    <style:style style:name="P17" style:family="paragraph" style:parent-style-name="Standard">
      <style:paragraph-properties fo:margin-left="4.995cm" fo:margin-right="0cm" fo:text-indent="1.249cm" style:auto-text-indent="false">
        <style:tab-stops/>
      </style:paragraph-properties>
      <style:text-properties fo:font-size="12pt" fo:language="en" fo:country="GB" style:font-size-asian="12pt" style:font-size-complex="12pt"/>
    </style:style>
    <style:style style:name="P18" style:family="paragraph" style:parent-style-name="Standard">
      <style:paragraph-properties fo:margin-left="1.249cm" fo:margin-right="0cm" fo:text-indent="1.249cm" style:auto-text-indent="false">
        <style:tab-stops/>
      </style:paragraph-properties>
    </style:style>
    <style:style style:name="P19" style:family="paragraph" style:parent-style-name="Standard">
      <style:paragraph-properties fo:text-align="center" style:justify-single-word="false"/>
    </style:style>
    <style:style style:name="P20" style:family="paragraph" style:parent-style-name="Standard">
      <style:text-properties fo:font-size="12pt" fo:language="en" fo:country="GB" fo:font-weight="bold" style:font-size-asian="12pt" style:font-weight-asian="bold" style:font-size-complex="12pt" style:font-weight-complex="bold"/>
    </style:style>
    <style:style style:name="P21" style:family="paragraph" style:parent-style-name="Standard">
      <style:text-properties style:font-name="Arial" fo:font-size="12pt" fo:font-style="italic" style:font-size-asian="12pt" style:font-style-asian="italic" style:font-size-complex="12pt" style:font-style-complex="italic"/>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font-name="Arial" fo:font-size="12pt" fo:font-weight="bold" style:font-size-asian="12pt" style:font-weight-asian="bold" style:font-size-complex="12pt" style:font-weight-complex="bold"/>
    </style:style>
    <style:style style:name="P24" style:family="paragraph" style:parent-style-name="Standard">
      <style:text-properties style:font-name="Calibri" fo:font-size="12pt" fo:font-style="italic" style:font-size-asian="12pt" style:font-style-asian="italic" style:font-size-complex="12pt" style:font-style-complex="italic"/>
    </style:style>
    <style:style style:name="P25" style:family="paragraph" style:parent-style-name="Standard">
      <style:paragraph-properties fo:text-align="center" style:justify-single-word="false"/>
      <style:text-properties fo:color="#ff3333" fo:font-size="24pt" fo:font-weight="bold" style:font-size-asian="24pt" style:font-weight-asian="bold" style:font-size-complex="24pt" style:font-weight-complex="bold"/>
    </style:style>
    <style:style style:name="P26" style:family="paragraph" style:parent-style-name="Standard">
      <style:text-properties fo:language="fr" fo:country="FR"/>
    </style:style>
    <style:style style:name="P27" style:family="paragraph" style:parent-style-name="Standard" style:list-style-name="L3"/>
    <style:style style:name="P28" style:family="paragraph" style:parent-style-name="Heading_20_1">
      <style:text-properties style:font-name="Arial" fo:font-size="20pt" style:font-size-asian="20pt" style:font-size-complex="20pt"/>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style:font-name="Arial" fo:font-size="20pt" style:font-size-asian="20pt" style:font-size-complex="20pt"/>
    </style:style>
    <style:style style:name="P31" style:family="paragraph" style:parent-style-name="TM_20_1">
      <style:paragraph-properties>
        <style:tab-stops>
          <style:tab-stop style:position="17cm" style:type="right" style:leader-style="dotted" style:leader-text="."/>
        </style:tab-stops>
      </style:paragraph-properties>
    </style:style>
    <style:style style:name="P32" style:family="paragraph" style:parent-style-name="Normal">
      <style:text-properties style:font-name="Arial"/>
    </style:style>
    <style:style style:name="P33" style:family="paragraph" style:parent-style-name="Paragraphe_20_de_20_liste" style:list-style-name="WWNum1">
      <style:text-properties style:font-name="Calibri" fo:font-size="12pt" fo:font-style="italic" style:font-size-asian="12pt" style:font-style-asian="italic" style:font-size-complex="12pt" style:font-style-complex="italic"/>
    </style:style>
    <style:style style:name="P34" style:family="paragraph" style:parent-style-name="Text_20_body">
      <style:text-properties style:font-name="Arial" fo:language="fr" fo:country="FR"/>
    </style:style>
    <style:style style:name="P35" style:family="paragraph" style:parent-style-name="Text_20_body">
      <style:text-properties style:font-name="Arial" fo:language="fr" fo:country="FR" style:language-asian="en" style:country-asian="US" style:language-complex="ar" style:country-complex="SA"/>
    </style:style>
    <style:style style:name="P36" style:family="paragraph" style:parent-style-name="Text_20_body">
      <style:text-properties style:font-name="Arial" fo:language="fr" fo:country="FR" style:text-underline-style="solid" style:text-underline-width="auto" style:text-underline-color="font-color" style:text-underline-mode="continuous" style:text-overline-mode="continuous" style:text-line-through-mode="continuous" style:font-name-complex="Calibri"/>
    </style:style>
    <style:style style:name="P37" style:family="paragraph" style:parent-style-name="Text_20_body">
      <style:text-properties style:font-name="Arial" fo:language="fr" fo:country="FR" fo:font-weight="bold" style:font-weight-asian="bold" style:font-name-complex="Calibri" style:font-weight-complex="bold"/>
    </style:style>
    <style:style style:name="P38" style:family="paragraph" style:parent-style-name="Text_20_body">
      <style:text-properties style:font-name="Calibri" fo:language="fr" fo:country="FR" fo:font-weight="bold" style:font-weight-asian="bold" style:font-name-complex="Calibri" style:font-weight-complex="bold"/>
    </style:style>
    <style:style style:name="P39" style:family="paragraph" style:parent-style-name="Text_20_body">
      <style:text-properties fo:language="fr" fo:country="FR"/>
    </style:style>
    <style:style style:name="T1" style:family="text">
      <style:text-properties style:font-name="Calibri" fo:language="fr" fo:country="FR" style:font-name-complex="Calibri"/>
    </style:style>
    <style:style style:name="T2" style:family="text">
      <style:text-properties style:font-name="Calibri" fo:language="fr" fo:country="FR" fo:font-weight="bold" style:font-weight-asian="bold" style:font-name-complex="Calibri" style:font-weight-complex="bold"/>
    </style:style>
    <style:style style:name="T3" style:family="text">
      <style:text-properties style:font-name="Calibri" fo:language="en" fo:country="GB" style:font-name-complex="Calibri"/>
    </style:style>
    <style:style style:name="T4" style:family="text">
      <style:text-properties fo:font-size="12pt"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style:font-size-asian="12pt" style:font-size-complex="12pt"/>
    </style:style>
    <style:style style:name="T7" style:family="text">
      <style:text-properties fo:font-size="12pt" fo:language="en" fo:country="GB" style:font-name-asian="Andale Sans UI" style:font-size-asian="12pt" style:language-asian="ja" style:country-asian="JP" style:font-name-complex="Calibri" style:font-size-complex="12pt" style:language-complex="fa" style:country-complex="IR"/>
    </style:style>
    <style:style style:name="T8" style:family="text">
      <style:text-properties fo:color="#12824d" style:font-name="Source Code Pro" fo:font-size="9pt" fo:background-color="#ffffff" style:font-size-asian="9pt" style:font-size-complex="9pt"/>
    </style:style>
    <style:style style:name="T9" style:family="text">
      <style:text-properties fo:color="#000000" style:font-name="Calibri" fo:background-color="#ffffff" style:font-name-complex="Calibri"/>
    </style:style>
    <style:style style:name="T10" style:family="text">
      <style:text-properties fo:font-size="14pt" style:font-size-asian="14pt" style:font-size-complex="14pt"/>
    </style:style>
    <style:style style:name="T11" style:family="text">
      <style:text-properties fo:font-style="italic" style:font-style-asian="italic" style:font-style-complex="italic"/>
    </style:style>
    <style:style style:name="T12" style:family="text">
      <style:text-properties style:font-name="Arial" fo:font-size="20pt" style:font-size-asian="20pt" style:font-size-complex="20pt"/>
    </style:style>
    <style:style style:name="T13" style:family="text">
      <style:text-properties style:font-name="Arial" fo:font-size="12pt" style:font-size-asian="12pt" style:font-size-complex="12pt"/>
    </style:style>
    <style:style style:name="T14" style:family="text">
      <style:text-properties style:font-name="Arial" fo:font-size="12pt" fo:font-weight="bold" style:font-size-asian="12pt" style:font-weight-asian="bold" style:font-size-complex="12pt" style:font-weight-complex="bold"/>
    </style:style>
    <style:style style:name="T15" style:family="text">
      <style:text-properties style:font-name="Arial"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6" style:family="text">
      <style:text-properties style:font-name="Arial" fo:font-size="12pt" fo:font-weight="normal" style:font-size-asian="12pt" style:font-weight-asian="normal" style:font-size-complex="12pt" style:font-weight-complex="normal"/>
    </style:style>
    <style:style style:name="T17" style:family="text">
      <style:text-properties style:font-name="Arial" fo:language="fr" fo:country="FR"/>
    </style:style>
    <style:style style:name="T18" style:family="text">
      <style:text-properties style:font-name="Arial" fo:language="fr" fo:country="FR" style:font-name-complex="Calibri"/>
    </style:style>
    <style:style style:name="T19" style:family="text">
      <style:text-properties style:font-name="Arial" fo:language="fr" fo:country="FR" fo:font-weight="bold" style:font-weight-asian="bold" style:font-name-complex="Calibri" style:font-weight-complex="bold"/>
    </style:style>
    <style:style style:name="T20" style:family="text">
      <style:text-properties style:font-name="Arial" fo:language="en" fo:country="GB" fo:font-weight="bold" style:font-weight-asian="bold" style:font-name-complex="Calibri" style:font-weight-complex="bold"/>
    </style:style>
    <style:style style:name="T21" style:family="text">
      <style:text-properties style:font-name="Calibri" fo:font-size="12pt" fo:language="en" fo:country="GB" fo:font-weight="bold" style:font-size-asian="12pt" style:font-weight-asian="bold" style:font-size-complex="12pt" style:font-weight-complex="bold"/>
    </style:style>
    <style:style style:name="T22" style:family="text">
      <style:text-properties style:font-name="Calibri" fo:font-size="12pt" fo:language="en" fo:country="GB"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mpte rendu TP 2 : MongoDB</text:p>
      <text:p text:style-name="Standard"/>
      <text:p text:style-name="Standard"/>
      <text:p text:style-name="Standard"/>
      <text:p text:style-name="Standard"/>
      <text:p text:style-name="Standard"/>
      <text:p text:style-name="P1"/>
      <text:p text:style-name="P1"/>
      <text:p text:style-name="P2">Antonin Durand</text:p>
      <text:p text:style-name="P1"><text:span text:style-name="T10">INF3</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Standard"/>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h text:style-name="Contents_20_Heading" text:outline-level="1">Table des matières</text:h>
          </text:index-title>
          <text:p text:style-name="P31"><text:a xlink:type="simple" xlink:href="#__RefHeading__2902_461531711">Introduction <text:tab/>2</text:a></text:p>
          <text:p text:style-name="P31"><text:a xlink:type="simple" xlink:href="#__RefHeading__2904_461531711">Demande 1 (Version 1) :<text:tab/>3</text:a></text:p>
          <text:p text:style-name="P31"><text:a xlink:type="simple" xlink:href="#__RefHeading__2906_461531711">Demande 1 (Version 2) :<text:tab/>6</text:a></text:p>
          <text:p text:style-name="P31"><text:a xlink:type="simple" xlink:href="#__RefHeading__2908_461531711">Demande 2 :<text:tab/>8</text:a></text:p>
          <text:p text:style-name="P31"><text:a xlink:type="simple" xlink:href="#__RefHeading__2910_461531711">Demande 3 :<text:tab/>9</text:a></text:p>
        </text:index-body>
      </text:table-of-content>
      <text:p text:style-name="Standard"><text:a xlink:type="simple" xlink:href="#_Toc150466302" office:target-frame-name="_top" xlink:show="replace" text:style-name="Internet_20_link" text:visited-style-name="Visited_20_Internet_20_Lin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2902_461531711"/><text:span text:style-name="T12">Introduction</text:span><text:span text:style-name="T4"> </text:span><text:bookmark-end text:name="__RefHeading__2902_461531711"/></text:h>
      <text:p text:style-name="Normal"><text:span text:style-name="T4"/></text:p>
      <text:p text:style-name="P32"><text:bookmark-start text:name="Bookmark"/><text:bookmark-start text:name="__RefHeading__621_1536137377"/><text:span text:style-name="T4">Pour réaliser ce TP, nous avons créé et maintenu un dépôt Github. Ce dernier contient donc tous les scripts et les données relatives à la création de la base de données MongoDB. </text:span></text:p>
      <text:p text:style-name="P9"/>
      <text:p text:style-name="Normal"><text:span text:style-name="Police_20_par_20_défaut"><text:span text:style-name="T13">Lien : </text:span></text:span><text:a xlink:type="simple" xlink:href="https://github.com/DurandAntonin/NouveauxParadigmesBasesDeDonneesFI3" office:target-frame-name="_top" xlink:show="replace" text:style-name="Internet_20_link" text:visited-style-name="Visited_20_Internet_20_Link"><text:span text:style-name="Lien_20_hypertexte"><text:span text:style-name="T13">DurandAntonin/NouveauxParadigmesBasesDeDonneesFI3 (github.com)</text:span></text:span></text:a></text:p>
      <text:p text:style-name="Normal"><text:span text:style-name="Lien_20_hypertexte"><text:span text:style-name="T13"/></text:span></text:p>
      <text:p text:style-name="P22">Le premier objectif de ce deuxième TP est d'importer les données contenues dans une base de données relationnelle Postgres, pour les stocker dans une base de données MongoDB.</text:p>
      <text:p text:style-name="P22">Le deuxième objectif de ce TP est de montrer pourquoi une bd de documents est plus efficace dans notre problème.</text:p>
      <text:p text:style-name="P22"/>
      <text:p text:style-name="P22">MongoDB est une base de données de documents, dont son fonctionnement diffère grandement d'une base de données relationnelles. Les documents d'une collection (équivaut à un tuple en SQL) sont sous format JSON, et cette structure nous permet de résoudre les problèmes évoqués lors du première modélisation de la base de données réseaux de transport, tels que </text:p>
      <text:p text:style-name="P22">En effet, l'avantage principal d'une base de données de documents comme MongoDB, dans notre cas, est qu'il est possible de stocker informations dans des structures hiérarchiques, des listes, en partie possible grâce à la redondance des données. </text:p>
      <text:p text:style-name="P22">De plus, la syntaxe d'une requête dans MongDB nous permet de stocker directement dans des variables ou même d'effectuer des requêtes récursives.</text:p>
      <text:p text:style-name="P22"><text:span text:style-name="Police_20_par_20_défaut">Cela nous permet de répondre aux dernières questions du TP comme « </text:span><text:span text:style-name="Police_20_par_20_défaut"><text:span text:style-name="T11">le nombre minimal de changements pour un trajet entre deux stations ?</text:span></text:span><text:span text:style-name="Police_20_par_20_défaut"> », ou encore « </text:span><text:span text:style-name="Police_20_par_20_défaut"><text:span text:style-name="T11">quelles sont les stations X et Y dont le trajet le plus simple demande un nombre de changements minimal? </text:span></text:span><text:span text:style-name="Police_20_par_20_défaut">». Questions quasiment impossibles à répondre dans une base de données relationnelles du fait qu'il y a une relation d'ordre, d'antériorité, entre les différents arrêts (tuple dans la table).</text:span></text:p>
      <text:p text:style-name="P22"><text:span text:style-name="Police_20_par_20_défaut"/></text:p>
      <text:h text:style-name="P29" text:outline-level="1"><text:bookmark-start text:name="__RefHeading__2904_461531711"/><text:bookmark-start text:name="_Toc150697305"/><text:bookmark-start text:name="_Toc150614603"/><text:span text:style-name="Police_20_par_20_défaut"><text:span text:style-name="T12">Demande 1 (Version 1</text:span></text:span><text:bookmark-end text:name="Bookmark"/><text:bookmark-end text:name="__RefHeading__621_1536137377"/><text:bookmark-end text:name="_Toc150614603"/><text:span text:style-name="Police_20_par_20_défaut"><text:span text:style-name="T12">) :</text:span></text:span><text:bookmark-end text:name="__RefHeading__2904_461531711"/><text:bookmark-end text:name="_Toc150697305"/></text:h>
      <text:p text:style-name="P3"/>
      <text:p text:style-name="P24">Proposer une organisation des données du premier TP sous la forme d’une base de données MongoDB. L’organisation vise à permettre l’évaluation efficace des requêtes données dans le premier TP. Il faut définir :</text:p>
      <text:p text:style-name="P24"/>
      <text:list xml:id="list8947713121387236171" text:style-name="WWNum1">
        <text:list-item text:start-value="1">
          <text:p text:style-name="P33">Les collections</text:p>
        </text:list-item>
        <text:list-item>
          <text:p text:style-name="P33">Pour chaque collection, expliquer la structure des documents (Objet JSON). Donner un exemple</text:p>
        </text:list-item>
      </text:list>
      <text:p text:style-name="P21"/>
      <text:p text:style-name="P22">Avant de commencer à réfléchir à la structure de notre base de données MongoDB, nous avons étudié les tables SQL que nous avions à notre disposition.</text:p>
      <text:p text:style-name="P22">Nous avons donc interprété la fonction de chaque table dans la base de données de Ile De France Mobilités : <text:s/></text:p>
      <text:p text:style-name="P22"/>
      <text:p text:style-name="Standard"><text:span text:style-name="Police_20_par_20_défaut"><text:span text:style-name="T14">small_arrets_lignes</text:span></text:span><text:span text:style-name="Police_20_par_20_défaut"><text:span text:style-name="T13">  <text:s/>Chaque tuple correspond à un arrêt/station, avec les informations de ce dernier (longitude, latitude, ville, code postal)</text:span></text:span></text:p>
      <text:p text:style-name="Standard"><text:span text:style-name="Police_20_par_20_défaut"><text:span text:style-name="T14">small_routes</text:span></text:span><text:span text:style-name="Police_20_par_20_défaut"><text:span text:style-name="T13">  Chaque tuple correspond à une ligne avec son nom</text:span></text:span></text:p>
      <text:p text:style-name="Standard"><text:span text:style-name="Police_20_par_20_défaut"><text:span text:style-name="T14">small_trips</text:span></text:span><text:span text:style-name="Police_20_par_20_défaut"><text:span text:style-name="T13">  Chaque tuple correspond à un train dans une ligne (C, H, ...) mais à des horaires différents</text:span></text:span></text:p>
      <text:p text:style-name="Standard"><text:span text:style-name="Police_20_par_20_défaut"><text:span text:style-name="T14">small_stop_times</text:span></text:span><text:span text:style-name="Police_20_par_20_défaut"><text:span text:style-name="T13">  Chaque tuple correspond à un arrêt pour un train donné à un horaire donné. On a aussi le numéro de l'arrêt dans le trajet du train (1 pour le départ, 20 pour le terminus par exemple)</text:span></text:span></text:p>
      <text:p text:style-name="P22"/>
      <text:p text:style-name="P22">Nous avons également interprété l’utilité des champs les plus importants retrouvés dans chaque table :</text:p>
      <text:p text:style-name="P22"/>
      <text:p text:style-name="Standard"><text:span text:style-name="Police_20_par_20_défaut"><text:span text:style-name="T14">route_id</text:span></text:span><text:span text:style-name="Police_20_par_20_défaut"><text:span text:style-name="T13">  id d’une ligne (B, C, …)</text:span></text:span></text:p>
      <text:p text:style-name="Standard"><text:span text:style-name="Police_20_par_20_défaut"><text:span text:style-name="T14">trip_id</text:span></text:span><text:span text:style-name="Police_20_par_20_défaut"><text:span text:style-name="T13">  id du train, correspond à un des trains en fonction de son heure de départ</text:span></text:span></text:p>
      <text:p text:style-name="Standard"><text:span text:style-name="Police_20_par_20_défaut"><text:span text:style-name="T14">trip_headsign</text:span></text:span><text:span text:style-name="Police_20_par_20_défaut"><text:span text:style-name="T13">  correspond à l’identifiant d’un train (défini par IDFM)</text:span></text:span></text:p>
      <text:p text:style-name="Standard"><text:span text:style-name="Police_20_par_20_défaut"><text:span text:style-name="T14">stop_id</text:span></text:span><text:span text:style-name="Police_20_par_20_défaut"><text:span text:style-name="T13"> <text:s/> id d’un arrêt</text:span></text:span></text:p>
      <text:p text:style-name="Standard"><text:span text:style-name="Police_20_par_20_défaut"><text:span text:style-name="T14">stop_sequence</text:span></text:span><text:span text:style-name="Police_20_par_20_défaut"><text:span text:style-name="T13">  ordre d’arrivée d’un train aux arrêts de son trajet</text:span></text:span></text:p>
      <text:p text:style-name="P22"/>
      <text:p text:style-name="P22"/>
      <text:p text:style-name="P22">Après réalisé cette étude sur les tables de la base de données d’origine, nous avons pu imaginer une structure pour implémenter les données dans une base de données MongoDB.</text:p>
      <text:p text:style-name="P22"/>
      <text:p text:style-name="P22">Nous avons donc choisi de définir deux collections pour former notre première base de données MongoDB :</text:p>
      <text:p text:style-name="P22"/>
      <text:p text:style-name="Standard"><text:span text:style-name="T13">- La première collection «</text:span><text:span text:style-name="T14"> collectionTrips </text:span><text:span text:style-name="T13">» permet de stocker des informations issues de plusieurs tables sql. Chaque document représente le trajet effectué par un bus pour un trip <text:s/>d'une ligne. On aura par exemple un document pour le bus de 8h01 pour le trip MONA présent sur la ligne C.</text:span></text:p>
      <text:p text:style-name="P22">Chaque document contient ainsi les informations du train, de la ligne, ainsi qu'une liste d'arrêts et les horaires de ce dernier.</text:p>
      <text:p text:style-name="P22"><text:soft-page-break/>- La deuxième collection « collectionRoutes » permet de stocker les noms de chaque ligne. Il était aussi possible de stocker ces informations dans chaque document de la première collection, cependant, il y aurait trop de redondances.</text:p>
      <text:p text:style-name="P22"/>
      <text:p text:style-name="Standard"><text:span text:style-name="Police_20_par_20_défaut"><text:span text:style-name="T21">collectionTrips</text:span></text:span><text:span text:style-name="Police_20_par_20_défaut"><text:span text:style-name="T22"> :</text:span></text:span></text:p>
      <text:p text:style-name="P5"/>
      <text:p text:style-name="P5">{</text:p>
      <text:p text:style-name="Standard"><text:span text:style-name="Police_20_par_20_défaut"><text:span text:style-name="T6"><text:tab/>"route_id" : "IDFM:C01727",</text:span></text:span></text:p>
      <text:p text:style-name="P5"><text:tab/>"trip_id" : "IDFM:TN:SNCF:28bf25f5-5248-48be-96b0-c62b689c4543",</text:p>
      <text:p text:style-name="P5"><text:tab/>"trip_headsign" : "MONA",</text:p>
      <text:p text:style-name="P5"><text:tab/>"listeArrets" : [</text:p>
      <text:p text:style-name="P5"><text:tab/><text:tab/>{</text:p>
      <text:p text:style-name="P5"><text:tab/><text:tab/><text:tab/>"stop_id" : "IDFM:monomodalStopPlace:44411",</text:p>
      <text:p text:style-name="P5"><text:tab/><text:tab/><text:tab/>"stop_name" : "Pontoise",</text:p>
      <text:p text:style-name="P5"><text:tab/><text:tab/><text:tab/>"stop_lon" : "2.0957859968423524",</text:p>
      <text:p text:style-name="P5"><text:tab/><text:tab/><text:tab/>"stop_lat" : "49.04673337596684",</text:p>
      <text:p text:style-name="P5"><text:tab/><text:tab/><text:tab/>"OperatorName" : "SNCF",</text:p>
      <text:p text:style-name="P5"><text:tab/><text:tab/><text:tab/>"Nom_commune" : "Pontoise",</text:p>
      <text:p text:style-name="P10">"Code_insee" : "95500",</text:p>
      <text:p text:style-name="P5"><text:tab/><text:tab/><text:tab/>"arrival_time" : "12:58:50",</text:p>
      <text:p text:style-name="P5"><text:tab/><text:tab/><text:tab/>"departure_time" : "12:58:50",</text:p>
      <text:p text:style-name="P5"><text:tab/><text:tab/><text:tab/>"stop_sequence" : "1",</text:p>
      <text:p text:style-name="P5"><text:tab/><text:tab/>},</text:p>
      <text:p text:style-name="P5"><text:tab/><text:tab/>{</text:p>
      <text:p text:style-name="P5"><text:tab/><text:tab/><text:tab/>"stop_id" : "IDFM:monomodalStopPlace:47599",</text:p>
      <text:p text:style-name="P5"><text:tab/><text:tab/><text:tab/>"stop_name" : "Saint-Ouen-l'Aumône”,</text:p>
      <text:p text:style-name="P5"><text:tab/><text:tab/><text:tab/>"stop_lon" : "2.105230857870794",</text:p>
      <text:p text:style-name="P5"><text:tab/><text:tab/><text:tab/>"stop_lat" : "49.04530690087292",</text:p>
      <text:p text:style-name="P5"><text:tab/><text:tab/><text:tab/>"OperatorName" : "SNCF",</text:p>
      <text:p text:style-name="Standard"><text:span text:style-name="Police_20_par_20_défaut"><text:span text:style-name="T6"><text:tab/></text:span></text:span><text:span text:style-name="Police_20_par_20_défaut"><text:span text:style-name="T6"><text:tab/></text:span></text:span><text:span text:style-name="Police_20_par_20_défaut"><text:span text:style-name="T6"><text:tab/>"Nom_commune" : "Saint-Ouen-l'Aumône",</text:span></text:span></text:p>
      <text:p text:style-name="Standard"><text:span text:style-name="Police_20_par_20_défaut"><text:span text:style-name="T6"><text:tab/></text:span></text:span><text:span text:style-name="Police_20_par_20_défaut"><text:span text:style-name="T6"><text:tab/></text:span></text:span><text:span text:style-name="Police_20_par_20_défaut"><text:span text:style-name="T6"><text:tab/>"Code_insee" : "95572",</text:span></text:span></text:p>
      <text:p text:style-name="P5"><text:tab/><text:tab/><text:tab/>"arrival_time" : "13:00:20",</text:p>
      <text:p text:style-name="Standard"><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4">"departure_time" : "13:01:00",</text:span></text:span></text:p>
      <text:p text:style-name="P3"><text:tab/><text:tab/><text:tab/>"stop_sequence" : "2",</text:p>
      <text:p text:style-name="Standard"><text:span text:style-name="Police_20_par_20_défaut"><text:span text:style-name="T4"><text:tab/></text:span></text:span><text:span text:style-name="Police_20_par_20_défaut"><text:span text:style-name="T4"><text:tab/>}</text:span></text:span></text:p>
      <text:p text:style-name="P3"><text:tab/>]</text:p>
      <text:p text:style-name="P3">}</text:p>
      <text:p text:style-name="P20"/>
      <text:p text:style-name="Standard"><text:span text:style-name="Police_20_par_20_défaut"><text:span text:style-name="T5">collectionRoutes:</text:span></text:span></text:p>
      <text:p text:style-name="P5"/>
      <text:p text:style-name="P5">{</text:p>
      <text:p text:style-name="P5"><text:tab/>"route_id" : "IDFM:C01727",</text:p>
      <text:p text:style-name="Standard"><text:span text:style-name="Police_20_par_20_défaut"><text:span text:style-name="T6"><text:tab/>"route_short_name" : "C",</text:span></text:span></text:p>
      <text:p text:style-name="Standard"><text:span text:style-name="Police_20_par_20_défaut"><text:span text:style-name="T6"><text:tab/></text:span></text:span><text:span text:style-name="Police_20_par_20_défaut"><text:span text:style-name="T4">"route_long_name" "C":</text:span></text:span></text:p>
      <text:p text:style-name="Standard"><text:span text:style-name="T4">}</text:span></text:p>
      <text:p text:style-name="P22"/>
      <text:p text:style-name="P22"/>
      <text:p text:style-name="Standard"><text:soft-page-break/><text:span text:style-name="Police_20_par_20_défaut"><text:span text:style-name="T15">Conclusion :</text:span></text:span></text:p>
      <text:p text:style-name="P22"/>
      <text:p text:style-name="Standard"><text:span text:style-name="Police_20_par_20_défaut"><text:span text:style-name="T13">Cette première version de la base de données des réseaux de transport dans MongoDB est fonctionnelle, cependant deux problèmes se posent.</text:span></text:span></text:p>
      <text:p text:style-name="Standard"><text:span text:style-name="Police_20_par_20_défaut"><text:span text:style-name="T13">Le premier est l'importante redondance des données qui est excessive ici. En effet, on crée 1 document par trip_id et par route_id, où trip_id dépend de trip_headsign, trip_id et de l'horaire d'arrivée du premier arrêt. Ainsi, pour un même trip_headsign, comme MONA, plusieurs dizaines, voire centaines de documents seraient crées. Cela a pour conséquences la multiplication des données identiques dans plusieurs documents, comme les informations des arrêts, et la lenteur de notre programme pour convertir les données de la bd postgres en Json pour les insérer dans cette collection.</text:span></text:span></text:p>
      <text:p text:style-name="Standard"><text:span text:style-name="Police_20_par_20_défaut"><text:span text:style-name="T13">Le deuxième problème est la taille des documents qui pouvaient atteindre plusieurs MO.</text:span></text:span></text:p>
      <text:p text:style-name="Standard"><text:span text:style-name="Police_20_par_20_défaut"><text:span text:style-name="T13">Ainsi, cette base de données n'est pas maintenable si l'on devait stocker les informations de toutes les lignes, dans plusieurs régions par exemple.</text:span></text:span></text:p>
      <text:p text:style-name="Standard"><text:span text:style-name="Police_20_par_20_défaut"><text:span text:style-name="T13"/></text:span></text:p>
      <text:p text:style-name="Standard"><text:span text:style-name="Police_20_par_20_défaut"><text:span text:style-name="T13">Nous avons donc réfléchi à une autre structure de cette collection, qui va être présentée dans la partie</text:span></text:span><text:span text:style-name="Police_20_par_20_défaut"><text:span text:style-name="T14"> Demande 1 (Version 2)</text:span></text:span><text:span text:style-name="Police_20_par_20_défaut"><text:span text:style-name="T13">.</text:span></text:span></text:p>
      <text:p text:style-name="P35"><text:bookmark-start text:name="Bookmark3"/></text:p>
      <text:h text:style-name="P28" text:outline-level="1"/>
      <text:h text:style-name="P30" text:outline-level="1"><text:bookmark-start text:name="__RefHeading__2906_461531711"/><text:bookmark-start text:name="_Toc150614604"/><text:bookmark-start text:name="_Toc150697306"/>Demande 1 (Version 2<text:bookmark-end text:name="Bookmark3"/>) :<text:bookmark-end text:name="__RefHeading__2906_461531711"/><text:bookmark-end text:name="_Toc150614604"/><text:bookmark-end text:name="_Toc150697306"/></text:h>
      <text:p text:style-name="P34"/>
      <text:p text:style-name="Text_20_body"><text:span text:style-name="Police_20_par_20_défaut"><text:span text:style-name="T18">Dans cette nouvelle version de la structure de notre base de données MongoDB, nous avons décidé de garder une structure sur deux collections, nous avons gardé le même schéma pour la collection </text:span></text:span><text:span text:style-name="Police_20_par_20_défaut"><text:span text:style-name="T19">collectionRoutes</text:span></text:span><text:span text:style-name="Police_20_par_20_défaut"><text:span text:style-name="T18">, les changements majeurs se retrouvent donc dans la collection </text:span></text:span><text:span text:style-name="Police_20_par_20_défaut"><text:span text:style-name="T19">collectionTrips</text:span></text:span><text:span text:style-name="Police_20_par_20_défaut"><text:span text:style-name="T17">. </text:span></text:span></text:p>
      <text:p text:style-name="P11"/>
      <text:p text:style-name="P26"><text:span text:style-name="Police_20_par_20_défaut"><text:span text:style-name="T13">- La collection «</text:span></text:span><text:span text:style-name="Police_20_par_20_défaut"><text:span text:style-name="T14"> collectionRoutes </text:span></text:span><text:span text:style-name="Police_20_par_20_défaut"><text:span text:style-name="T13">» sert toujours à stocker les identifiants des différentes lignes pour les réutiliser dans notre </text:span></text:span><text:span text:style-name="Police_20_par_20_défaut"><text:span text:style-name="T14">CollectionTrips</text:span></text:span><text:span text:style-name="Police_20_par_20_défaut"><text:span text:style-name="T13">.</text:span></text:span></text:p>
      <text:p text:style-name="P26"><text:span text:style-name="Police_20_par_20_défaut"><text:span text:style-name="T13"/></text:span></text:p>
      <text:p text:style-name="P26"><text:span text:style-name="Police_20_par_20_défaut"><text:span text:style-name="T13">- Quant à la collection « collectionTrips », sa structure change. En effet, comme nous l'avons énoncé dans la partie précédente, cette collection produisait trop de documents, avec trop de redondances, et était moins pertinente pour les demandes de la partie 3.</text:span></text:span></text:p>
      <text:p text:style-name="P26"><text:span text:style-name="Police_20_par_20_défaut"><text:span text:style-name="T13">Nous avons donc modifier la structure de la collection, de telle sorte qu'on a maintenant 1 seul document par trip_headsign. Ce dernier contient toujours la liste des arrêts pour le trip_headsign, mais chaque arrêt possède maintenant une liste des horaires pour lesquels le train passe.</text:span></text:span></text:p>
      <text:p text:style-name="P26"><text:span text:style-name="Police_20_par_20_défaut"><text:span text:style-name="T13">Ainsi, nous avons 1 document pour représenter le trajet MONA sur la ligne C, avec une liste des arrêts, et pour le premier arrêt « Pontoise », il y a la liste des horaires de passage (8h01, 8h15, …), avec à chaque fois l'identifiant du train pour cet horaire.</text:span></text:span></text:p>
      <text:p text:style-name="P11"/>
      <text:p text:style-name="Standard"><text:span text:style-name="Police_20_par_20_défaut"><text:span text:style-name="T5">collectionRoutes:</text:span></text:span></text:p>
      <text:p text:style-name="P5"/>
      <text:p text:style-name="P5">{</text:p>
      <text:p text:style-name="P5"><text:tab/>"routeId" : "IDFM:C01727",</text:p>
      <text:p text:style-name="Standard"><text:span text:style-name="Police_20_par_20_défaut"><text:span text:style-name="T6"><text:tab/>"routeShortName" : "C",</text:span></text:span></text:p>
      <text:p text:style-name="Standard"><text:span text:style-name="Police_20_par_20_défaut"><text:span text:style-name="T6"><text:tab/></text:span></text:span><text:span text:style-name="Police_20_par_20_défaut"><text:span text:style-name="T4">"routeLongName" :"C",</text:span></text:span></text:p>
      <text:p text:style-name="P3">}</text:p>
      <text:p text:style-name="P11"/>
      <text:p text:style-name="Standard"><text:span text:style-name="Police_20_par_20_défaut"><text:span text:style-name="T13"/></text:span></text:p>
      <text:p text:style-name="P6"/>
      <text:p text:style-name="P6">collectionTrips:</text:p>
      <text:p text:style-name="P6"/>
      <text:p text:style-name="P5">{</text:p>
      <text:p text:style-name="Standard"><text:span text:style-name="Police_20_par_20_défaut"><text:span text:style-name="T6"><text:tab/>"routeId" : "IDFM:C01727",</text:span></text:span></text:p>
      <text:p text:style-name="P5"><text:tab/>"tripHeadsign" : "MONA",</text:p>
      <text:p text:style-name="P5"><text:tab/>"idArretDepart" : " IDFM:monomodalStopPlace:44411",</text:p>
      <text:p text:style-name="P5"><text:tab/>"listeArrets" : [</text:p>
      <text:p text:style-name="P5"><text:tab/><text:tab/>{</text:p>
      <text:p text:style-name="P5"><text:tab/><text:tab/><text:tab/>"stopId" : "IDFM:monomodalStopPlace:44411",</text:p>
      <text:p text:style-name="P5"><text:tab/><text:tab/><text:tab/>"stopName" : "Pontoise",</text:p>
      <text:p text:style-name="P5"><text:tab/><text:tab/><text:tab/>"stopLon" : "2.0957859968423524",</text:p>
      <text:p text:style-name="P5"><text:tab/><text:tab/><text:tab/>"stopLat" : "49.04673337596684",</text:p>
      <text:p text:style-name="P5"><text:tab/><text:tab/><text:tab/>"operatorName" : "SNCF",</text:p>
      <text:p text:style-name="P5"><text:tab/><text:tab/><text:tab/>"nomCommune" : "Pontoise",</text:p>
      <text:p text:style-name="P10"><text:soft-page-break/>"codeInsee" : "95500",</text:p>
      <text:p text:style-name="P10">"stopSequence" : "1",</text:p>
      <text:p text:style-name="P10">"listArrivalsTime" : [</text:p>
      <text:p text:style-name="P16">{</text:p>
      <text:p text:style-name="P5"><text:tab/><text:tab/><text:tab/><text:tab/><text:tab/>"arrivalTime" : "12:58:50",</text:p>
      <text:p text:style-name="P5"><text:tab/><text:tab/><text:tab/><text:tab/><text:tab/>"departureTime" : "12:58:50",</text:p>
      <text:p text:style-name="P17">"tripId" = "IDFM:TN:SNCF:28bf25f5-5248-48be-96b0-c62b689c4543",<text:tab/></text:p>
      <text:p text:style-name="P17"/>
      <text:p text:style-name="P5"><text:tab/><text:tab/><text:tab/><text:tab/>}</text:p>
      <text:p text:style-name="P5"><text:tab/><text:tab/><text:tab/>]</text:p>
      <text:p text:style-name="P5"><text:tab/><text:tab/>},</text:p>
      <text:p text:style-name="P5"><text:tab/><text:tab/>{</text:p>
      <text:p text:style-name="P5"><text:tab/><text:tab/><text:tab/>"stopId" : "IDFM:monomodalStopPlace:47599",</text:p>
      <text:p text:style-name="P5"><text:tab/><text:tab/><text:tab/>"stopName" : "Saint-Ouen-l'Aumône”,</text:p>
      <text:p text:style-name="P5"><text:tab/><text:tab/><text:tab/>"stopLon" : "2.105230857870794",</text:p>
      <text:p text:style-name="P5"><text:tab/><text:tab/><text:tab/>"stopLat" : "49.04530690087292",</text:p>
      <text:p text:style-name="P5"><text:tab/><text:tab/><text:tab/>"operatorName" : "SNCF",</text:p>
      <text:p text:style-name="Standard"><text:span text:style-name="Police_20_par_20_défaut"><text:span text:style-name="T6"><text:tab/></text:span></text:span><text:span text:style-name="Police_20_par_20_défaut"><text:span text:style-name="T6"><text:tab/></text:span></text:span><text:span text:style-name="Police_20_par_20_défaut"><text:span text:style-name="T6"><text:tab/>"nomCommune" : "Saint-Ouen-l'Aumône",</text:span></text:span></text:p>
      <text:p text:style-name="Standard"><text:span text:style-name="Police_20_par_20_défaut"><text:span text:style-name="T6"><text:tab/></text:span></text:span><text:span text:style-name="Police_20_par_20_défaut"><text:span text:style-name="T6"><text:tab/></text:span></text:span><text:span text:style-name="Police_20_par_20_défaut"><text:span text:style-name="T6"><text:tab/>"codeInsee" : "95572",</text:span></text:span></text:p>
      <text:p text:style-name="P5"><text:tab/><text:tab/><text:tab/>"arrivalTime" : "13:00:20",</text:p>
      <text:p text:style-name="P5"><text:tab/><text:tab/><text:tab/>"departureTime" : "13:01:00",</text:p>
      <text:p text:style-name="P5"><text:tab/><text:tab/><text:tab/>"stopSequence" : "2",</text:p>
      <text:p text:style-name="P10">"listeArrivalsTime" : [</text:p>
      <text:p text:style-name="P16">{</text:p>
      <text:p text:style-name="P5"><text:tab/><text:tab/><text:tab/><text:tab/><text:tab/>"arrivalTime" : "13:00:20"</text:p>
      <text:p text:style-name="P5"><text:tab/><text:tab/><text:tab/><text:tab/><text:tab/>"departureTime" : "13:01:00",,</text:p>
      <text:p text:style-name="P17">"tripId" = "IDFM:TN:SNCF:28bf25f5-5248-48be-96b0-c62b689c4543",<text:tab/></text:p>
      <text:p text:style-name="P18"><text:span text:style-name="Police_20_par_20_défaut"><text:span text:style-name="T6"><text:s text:c="26"/></text:span></text:span><text:span text:style-name="Police_20_par_20_défaut"><text:span text:style-name="T4">},</text:span></text:span></text:p>
      <text:p text:style-name="P3"><text:tab/><text:tab/><text:tab/>]</text:p>
      <text:p text:style-name="P3"/>
      <text:p text:style-name="Standard"><text:span text:style-name="Police_20_par_20_défaut"><text:span text:style-name="T4"><text:tab/></text:span></text:span><text:span text:style-name="Police_20_par_20_défaut"><text:span text:style-name="T4"><text:tab/>}</text:span></text:span></text:p>
      <text:p text:style-name="P3"><text:tab/>]</text:p>
      <text:p text:style-name="Standard"><text:span text:style-name="T4">}</text:span></text:p>
      <text:p text:style-name="P34"/>
      <text:p text:style-name="P36">Conclusion :</text:p>
      <text:p text:style-name="P34"/>
      <text:p text:style-name="Text_20_body"><text:span text:style-name="T18">Cette nouvelle structure permet donc d’avoir les mêmes accès aux données qu’avec la structure précédente, tout en produisant moins de documents, et en augmentant la rapidité de notre programme à produire plus de documents. Cela rend donc cette dernière plus viable et c’est celle que nous allons utiliser dans les demandes 2 et 3. </text:span><text:bookmark-start text:name="Bookmark1"/><text:bookmark-start text:name="__RefHeading__623_1536137377"/></text:p>
      <text:h text:style-name="P29" text:outline-level="1"><text:bookmark-start text:name="__RefHeading__2908_461531711"/><text:bookmark-start text:name="_Toc150614605"/><text:bookmark-start text:name="_Toc150697307"/><text:span text:style-name="Police_20_par_20_défaut"><text:span text:style-name="T12">Demande 2 :</text:span></text:span><text:bookmark-end text:name="Bookmark1"/><text:bookmark-end text:name="__RefHeading__623_1536137377"/><text:bookmark-end text:name="__RefHeading__2908_461531711"/><text:bookmark-end text:name="_Toc150614605"/><text:bookmark-end text:name="_Toc150697307"/></text:h>
      <text:p text:style-name="P3"/>
      <text:p text:style-name="P4">Créer des scripts pour restructurer les données du TP2 conformément à la structure de document (Objet JSON) choisie. Les scripts peuvent être définis dans un langage choisi librement.</text:p>
      <text:p text:style-name="P4"/>
      <text:p text:style-name="P23">Tous les scripts qui ont été rédigés pour réaliser ce TP se trouvent sur le dépôt GitHub référencé au début de ce compte rendu. </text:p>
      <text:p text:style-name="P22"/>
      <text:p text:style-name="P22">Cette demande a été réalisée en deux parties.</text:p>
      <text:p text:style-name="P22"/>
      <text:p text:style-name="P22">La première partie est en PHP et permet de convertir les données contenues dans la bd Postgres, en fichiers Json reflétant la structure des 2 collections.</text:p>
      <text:p text:style-name="P22">La base de données Postgres contient les données issues du premier dataset qui nous a été donnée, car il permet selon moi d'être plus fidèle à la réalité, avec ses nombreux trip_id et trip_headsign.</text:p>
      <text:p text:style-name="Standard"><text:span text:style-name="T13">J'ai aussi crée plusieurs classes en PHP qui reflètent la structure Json qu'auront les documents des 2 collections :</text:span></text:p>
      <text:p text:style-name="Standard"><text:span text:style-name="T13">- La première classe est «</text:span><text:span text:style-name="T14"> CollectionLignes </text:span><text:span text:style-name="T13">», contenant un champ qui est une liste d'instances de la classe «</text:span><text:span text:style-name="T14"> Lignes </text:span><text:span text:style-name="T13">» contenant les noms d'une ligne (C, A, …).</text:span></text:p>
      <text:list xml:id="list482053511984037069" text:style-name="L3">
        <text:list-header>
          <text:p text:style-name="P27"><text:span text:style-name="T13">Ces 2 classes me permettent de créer des documents en Json pour la collection « collectionRoutes ».</text:span></text:p>
          <text:p text:style-name="P27"><text:span text:style-name="T13"/></text:p>
        </text:list-header>
      </text:list>
      <text:p text:style-name="Standard"><text:span text:style-name="T13">- Ensuite, on a eu deuxième classe «</text:span><text:span text:style-name="T14"> CollectionTrips </text:span><text:span text:style-name="T13">», contenant un champ qui est une liste d'instances de la classe «</text:span><text:span text:style-name="T14">TrainHeadsign </text:span><text:span text:style-name="T13">». Cette dernière est composée de champs comme la route_id, trip_headsign, id_arret_depart, ainsi qu'une liste d'arrêts. </text:span></text:p>
      <text:p text:style-name="Standard"><text:span text:style-name="T13">Chaque élément de cette liste est une instance de la classe «</text:span><text:span text:style-name="T14"> Arret </text:span><text:span text:style-name="T13">», et permet de stocker les différentes informations d'un arrêt, comme son id, nom, sa longitude, latitude, … </text:span></text:p>
      <text:p text:style-name="Standard"><text:span text:style-name="T13">Parmi ses champs, on a un champ de type liste contenant la liste des horaires pour cette arrêt et pour ce trip_</text:span><text:span text:style-name="T16">headsign</text:span><text:span text:style-name="T13">. Chaque objet de cette liste est une instance de la classe «</text:span><text:span text:style-name="T14"> ArrivalsTime </text:span><text:span text:style-name="T13">», permettant de stocker les horaires de départ, d'arrivée ainsi que l'identifiant du train pour cet horaire, et pour cet arrêt.</text:span></text:p>
      <text:p text:style-name="Standard"><text:span text:style-name="T13">Si on remonte jusqu'à la classe « CollectionTrips », on obtient une classe qui permet de créer des objets ayant la même structure que la collection MongoDB « collectionTrips ».</text:span></text:p>
      <text:p text:style-name="Standard"><text:span text:style-name="T13">Enfin, chaque classe possède une méthode «</text:span><text:span text:style-name="T14"> serialize </text:span><text:span text:style-name="T13">», qui comme son nom l'indique, permet de transformer « le format » de l'objet. Dans notre cas, cette méthode retourne l'objet sous format json.</text:span></text:p>
      <text:p text:style-name="Standard"><text:span text:style-name="T13"/></text:p>
      <text:p text:style-name="Standard"><text:span text:style-name="T13">Après avoir créer ces différentes classes reflétant la structure des collections, j'ai crée un script en PHP «</text:span><text:span text:style-name="T14"> scriptPostgresToMongoDb </text:span><text:span text:style-name="T13">» qui se connecte au serveur Postgres, à l'aide de la classe «</text:span><text:span text:style-name="T14"> PostgreSQL </text:span><text:span text:style-name="T13">» que j'ai créée pour le TP2, <text:s/>et exécute des requêtes SQL pour récupérer les différentes données de telle sorte qu'on puisse créer des objets des classes énoncées précédemment. A noter, que pour éviter que ce script ne mettre trop de temps à s'exécuter, 20 horaires pour chaque arrêt, maximum.</text:span></text:p>
      <text:p text:style-name="Standard"><text:span text:style-name="T13">De plus, 10 documents seront présents par fichier json pour éviter de surcharger la base de données MongoDB lors de l'insertion des documents dans la deuxième partie.</text:span></text:p>
      <text:p text:style-name="P22"/>
      <text:p text:style-name="P22"/>
      <text:p text:style-name="P22"><text:soft-page-break/>Nous avons utilisé la première version du dataset : « new_dataset » pour réaliser l’insertion dans notre base de données. </text:p>
      <text:p text:style-name="Standard"><text:span text:style-name="T13">Nous avons séparé les documents en fichiers distincts, chaque fichier contenant 10 documents.</text:span></text:p>
      <text:p text:style-name="Standard"><text:span text:style-name="T13"/></text:p>
      <text:p text:style-name="Standard"><text:span text:style-name="T13">La deuxième partie de cette demande est l'insertion des documents contenus dans les fichiers json générés précédemment. Pour ce faire, la librairie </text:span><text:span text:style-name="T14">pimongo</text:span><text:span text:style-name="T13"> a été utilisée car cette dernière permet de manipuler une base de données MongoDB, mais ce qui nous intéresse le plus est la connexion au serveur, et de la base de données, mais aussi et surtout la méthode « </text:span><text:span text:style-name="T14">insert_many</text:span><text:span text:style-name="T13"> » qui permet d'insérer dans une collection, un ou plusieurs documents à partir d'un fichier json.</text:span></text:p>
      <text:p text:style-name="Standard"><text:span text:style-name="T13">Le script en python « </text:span><text:span text:style-name="T14">script_insertion_mongodb_json</text:span><text:span text:style-name="T13"> », s'occupe donc de se connecter <text:s/>à la bonne bd dans MongoDB, de load chaque fichier json contenant 20 documents, puis de les insérer dans la bonne collection.</text:span></text:p>
      <text:h text:style-name="P29" text:outline-level="1"><text:bookmark-start text:name="__RefHeading__2910_461531711"/><text:span text:style-name="Police_20_par_20_défaut"><text:span text:style-name="T12">Demande 3 :</text:span></text:span><text:bookmark-end text:name="Bookmark2"/><text:bookmark-end text:name="__RefHeading__625_1536137377"/><text:bookmark-end text:name="_Toc150614606"/><text:bookmark-end text:name="_Toc150697308"/><text:bookmark-end text:name="__RefHeading__2910_461531711"/></text:h>
      <text:p text:style-name="P4"/>
      <text:p text:style-name="P4">Exprimer les requêtes données dans le premier TP sous la forme des requêtes MongoDB.</text:p>
      <text:p text:style-name="P4"/>
      <text:p text:style-name="P4"/>
      <text:p text:style-name="P37">Requête 1: Étant donnée une ligne X (par exemple, le RER B), quelles sont ses stations?</text:p>
      <text:p text:style-name="P12"/>
      <text:p text:style-name="P14">db.collectionTrips.distinct("listeArrets.stopName", { "routeId": "IDFM:C01999" });</text:p>
      <text:p text:style-name="P15"/>
      <text:p text:style-name="P37">Requête 2: Quelles sont toutes les stations situées au sud (géographiquement) d'une station X donnée?</text:p>
      <text:p text:style-name="P12"/>
      <text:p text:style-name="P14">db.CollectionTrips.distinct("listeArrets", {"listeArrets.stopLat" : {$lt : '49'}})</text:p>
      <text:p text:style-name="P15"/>
      <text:p text:style-name="P37">Requête 3: Quelles sont toutes les stations au sud d'une station X donnée et qui sont desservies par le même train?</text:p>
      <text:p text:style-name="P12"/>
      <text:p text:style-name="P14">db.collectionTrips.find({ "listeArrets.stopId": "IDFM:monomodalStopPlace:44411" }, { "listeArrets": 1 })</text:p>
      <text:p text:style-name="P15"/>
      <text:p text:style-name="P37">Requête 4: Étant donné deux stations X et Y, y a-t-il une connexion directe de X à Y (c'est une question non triviale, prenez par exemple les stations Robinson et Massy-Palaiseau)?</text:p>
      <text:p text:style-name="P13"/>
      <text:p text:style-name="Text_20_body"><text:span text:style-name="Police_20_par_20_défaut"><text:span text:style-name="T3">db.collectionTrips.find({"listeArrets.stopId": { $in: ["IDFM:monomodalStopPlace:</text:span></text:span><text:span text:style-name="Police_20_par_20_défaut"><text:span text:style-name="T8"> </text:span></text:span><text:span text:style-name="Police_20_par_20_défaut"><text:span text:style-name="T9">43115</text:span></text:span><text:span text:style-name="Police_20_par_20_défaut"><text:span text:style-name="T3">","IDFM:monomodalStopPlace:</text:span></text:span><text:span text:style-name="Police_20_par_20_défaut"><text:span text:style-name="T8"> </text:span></text:span><text:span text:style-name="Police_20_par_20_défaut"><text:span text:style-name="T9">43238</text:span></text:span><text:span text:style-name="Police_20_par_20_défaut"><text:span text:style-name="T3">"] }}, { "listeArrets": 1 })</text:span></text:span></text:p>
      <text:p text:style-name="P15"/>
      <text:p text:style-name="P37">Requête 5: Étant donné deux stations X et Y de la même ligne, combien de stations les séparent? (Attention: requête imprécise)</text:p>
      <text:p text:style-name="P13"/>
      <text:p text:style-name="P12">db.collectionTrips.find({"routeId": "IDFM:C01727","listeArrets.stopId": { $in: ["id_station_X","id_station_Y"] }}, {"listeArrets": 1})</text:p>
      <text:p text:style-name="P12"/>
      <text:p text:style-name="P12"/>
      <text:p text:style-name="P12"/>
      <text:p text:style-name="P12"/>
      <text:p text:style-name="P13"/>
      <text:p text:style-name="Text_20_body"><text:soft-page-break/><text:span text:style-name="Police_20_par_20_défaut"><text:span text:style-name="T19">Requête 6: Étant donné deux stations X et Y pour lesquelles il existe une connexion directe, quelle est la durée minimale d'un trajet de X à Y?</text:span></text:span></text:p>
      <text:p text:style-name="P14">db.collectionTrips.aggregate([</text:p>
      <text:p text:style-name="P14"><text:s text:c="2"/>{</text:p>
      <text:p text:style-name="P14"><text:s text:c="4"/>$match: {</text:p>
      <text:p text:style-name="P14"><text:s text:c="6"/>"routeId": "IDFM:C01727",</text:p>
      <text:p text:style-name="P14"><text:s text:c="6"/>"listeArrets.stopId": { $in: ["id_station_X", "id_station_Y"] }</text:p>
      <text:p text:style-name="P14"><text:s text:c="4"/>}</text:p>
      <text:p text:style-name="P14"><text:s text:c="2"/>},</text:p>
      <text:p text:style-name="P14"><text:s text:c="2"/>{</text:p>
      <text:p text:style-name="P14"><text:s text:c="4"/>$unwind: "$listeArrets"</text:p>
      <text:p text:style-name="P14"><text:s text:c="2"/>},</text:p>
      <text:p text:style-name="P14"><text:s text:c="2"/>{</text:p>
      <text:p text:style-name="P14"><text:s text:c="4"/>$match: {</text:p>
      <text:p text:style-name="P14"><text:s text:c="6"/>"listeArrets.stopId": { $in: ["id_station_X", "id_station_Y"] }</text:p>
      <text:p text:style-name="P14"><text:s text:c="4"/>}</text:p>
      <text:p text:style-name="P14"><text:s text:c="2"/>},</text:p>
      <text:p text:style-name="P14"><text:s text:c="2"/>{</text:p>
      <text:p text:style-name="P14"><text:s text:c="4"/>$group: {</text:p>
      <text:p text:style-name="P14"><text:s text:c="6"/>_id: null,</text:p>
      <text:p text:style-name="P14"><text:s text:c="6"/>minDuration: { $min: "$listeArrets.listeArrivalsTime.departureTime" }</text:p>
      <text:p text:style-name="Text_20_body"><text:span text:style-name="Police_20_par_20_défaut"><text:span text:style-name="T3"><text:s text:c="4"/></text:span></text:span><text:span text:style-name="Police_20_par_20_défaut"><text:span text:style-name="T1">}</text:span></text:span></text:p>
      <text:p text:style-name="P12"><text:s text:c="2"/>}</text:p>
      <text:p text:style-name="P12">])</text:p>
      <text:p text:style-name="P12"/>
      <text:p text:style-name="P13"/>
      <text:p text:style-name="P13"/>
      <text:p text:style-name="P13"/>
      <text:p text:style-name="P13"/>
      <text:p text:style-name="P13"/>
      <text:p text:style-name="P13"/>
      <text:p text:style-name="P13"/>
      <text:p text:style-name="P13"/>
      <text:p text:style-name="P13"/>
      <text:p text:style-name="Text_20_body"><text:span text:style-name="Police_20_par_20_défaut"><text:span text:style-name="T2"/></text:span></text:p>
      <text:p text:style-name="Text_20_body"><text:soft-page-break/><text:span text:style-name="Police_20_par_20_défaut"><text:span text:style-name="T19">Requête 7: Étant donné deux stations X et Y pour lesquelles il n'existe pas de connexion directe, y a-t-il une connexion avec un seul changement entre les deux stations?</text:span></text:span></text:p>
      <text:p text:style-name="P13"/>
      <text:p text:style-name="P14">db.collectionTrips.aggregate([</text:p>
      <text:p text:style-name="P14"><text:s text:c="2"/>{</text:p>
      <text:p text:style-name="P14"><text:s text:c="4"/>$match: {</text:p>
      <text:p text:style-name="P14"><text:s text:c="6"/>"routeId": "IDFM:C01727",</text:p>
      <text:p text:style-name="P14"><text:s text:c="6"/>"listeArrets.stopId": { $in: ["id_station_X", "id_station_Y"] }</text:p>
      <text:p text:style-name="P14"><text:s text:c="4"/>}</text:p>
      <text:p text:style-name="P14"><text:s text:c="2"/>},</text:p>
      <text:p text:style-name="P14"><text:s text:c="2"/>{</text:p>
      <text:p text:style-name="P14"><text:s text:c="4"/>$unwind: "$listeArrets"</text:p>
      <text:p text:style-name="P14"><text:s text:c="2"/>},</text:p>
      <text:p text:style-name="P14"><text:s text:c="2"/>{</text:p>
      <text:p text:style-name="P14"><text:s text:c="4"/>$match: {</text:p>
      <text:p text:style-name="P14"><text:s text:c="6"/>"listeArrets.stopId": { $in: ["id_station_X", "id_station_Y"] }</text:p>
      <text:p text:style-name="P14"><text:s text:c="4"/>}</text:p>
      <text:p text:style-name="P14"><text:s text:c="2"/>},</text:p>
      <text:p text:style-name="P14"><text:s text:c="2"/>{</text:p>
      <text:p text:style-name="P14"><text:s text:c="4"/>$group: {</text:p>
      <text:p text:style-name="P14"><text:s text:c="6"/>_id: "$_id",</text:p>
      <text:p text:style-name="P14"><text:s text:c="6"/>stops: { $addToSet: "$listeArrets.stopId" },</text:p>
      <text:p text:style-name="P14"><text:s text:c="6"/>count: { $sum: 1 }</text:p>
      <text:p text:style-name="P14"><text:s text:c="4"/>}</text:p>
      <text:p text:style-name="P14"><text:s text:c="2"/>},</text:p>
      <text:p text:style-name="P14"><text:s text:c="2"/>{</text:p>
      <text:p text:style-name="P14"><text:s text:c="4"/>$match: {</text:p>
      <text:p text:style-name="P14"><text:s text:c="6"/>stops: { $all: ["id_station_X", "id_station_Y"] },</text:p>
      <text:p text:style-name="Text_20_body"><text:span text:style-name="Police_20_par_20_défaut"><text:span text:style-name="T3"><text:s text:c="6"/></text:span></text:span><text:span text:style-name="Police_20_par_20_défaut"><text:span text:style-name="T1">count: 2</text:span></text:span></text:p>
      <text:p text:style-name="P12"><text:s text:c="4"/>}</text:p>
      <text:p text:style-name="P12"><text:s text:c="2"/>}</text:p>
      <text:p text:style-name="Text_20_body"><text:span text:style-name="Police_20_par_20_défaut"><text:span text:style-name="T1">])</text:span></text:span></text:p>
      <text:p text:style-name="P13"/>
      <text:p text:style-name="P13"/>
      <text:p text:style-name="P13"/>
      <text:p text:style-name="P37"><text:soft-page-break/>Requête 8: Combien de changements de ligne sont nécessaires pour aller de la station X à la station Y?</text:p>
      <text:p text:style-name="P37"/>
      <text:p text:style-name="P14">db.collectionTrips.aggregate([</text:p>
      <text:p text:style-name="P14"><text:s text:c="2"/>{</text:p>
      <text:p text:style-name="P14"><text:s text:c="4"/>$match: {</text:p>
      <text:p text:style-name="P14"><text:s text:c="6"/>"listeArrets.stopId": { $in: ["id_station_X", "id_station_Y"] }</text:p>
      <text:p text:style-name="P14"><text:s text:c="4"/>}</text:p>
      <text:p text:style-name="P14"><text:s text:c="2"/>},</text:p>
      <text:p text:style-name="P14"><text:s text:c="2"/>{</text:p>
      <text:p text:style-name="P14"><text:s text:c="4"/>$unwind: "$listeArrets"</text:p>
      <text:p text:style-name="P14"><text:s text:c="2"/>},</text:p>
      <text:p text:style-name="P14"><text:s text:c="2"/>{</text:p>
      <text:p text:style-name="P14"><text:s text:c="4"/>$match: {</text:p>
      <text:p text:style-name="P14"><text:s text:c="6"/>"listeArrets.stopId": { $in: ["id_station_X", "id_station_Y"] }</text:p>
      <text:p text:style-name="P14"><text:s text:c="4"/>}</text:p>
      <text:p text:style-name="P14"><text:s text:c="2"/>},</text:p>
      <text:p text:style-name="P14"><text:s text:c="2"/>{</text:p>
      <text:p text:style-name="P14"><text:s text:c="4"/>$group: {</text:p>
      <text:p text:style-name="P14"><text:s text:c="6"/>_id: "$_id",</text:p>
      <text:p text:style-name="P14"><text:s text:c="6"/>routes: { $addToSet: "$routeId" }</text:p>
      <text:p text:style-name="P14"><text:s text:c="4"/>}</text:p>
      <text:p text:style-name="P14"><text:s text:c="2"/>},</text:p>
      <text:p text:style-name="P14"><text:s text:c="2"/>{</text:p>
      <text:p text:style-name="P14"><text:s text:c="4"/>$project: {</text:p>
      <text:p text:style-name="P14"><text:s text:c="6"/>_id: 0,</text:p>
      <text:p text:style-name="P14"><text:s text:c="6"/>changeCount: { $size: "$routes" }</text:p>
      <text:p text:style-name="Text_20_body"><text:span text:style-name="Police_20_par_20_défaut"><text:span text:style-name="T3"><text:s text:c="4"/></text:span></text:span><text:span text:style-name="Police_20_par_20_défaut"><text:span text:style-name="T1">}</text:span></text:span></text:p>
      <text:p text:style-name="P12"><text:s text:c="2"/>}</text:p>
      <text:p text:style-name="Text_20_body"><text:span text:style-name="Police_20_par_20_défaut"><text:span text:style-name="T1">])</text:span></text:span></text:p>
      <text:p text:style-name="P13"/>
      <text:p text:style-name="P13"/>
      <text:p text:style-name="P13"/>
      <text:p text:style-name="P13"/>
      <text:p text:style-name="Text_20_body"><text:span text:style-name="Police_20_par_20_défaut"><text:span text:style-name="T2"/></text:span></text:p>
      <text:p text:style-name="Text_20_body"><text:span text:style-name="Police_20_par_20_défaut"><text:span text:style-name="T19"/></text:span></text:p>
      <text:p text:style-name="Text_20_body"><text:soft-page-break/><text:span text:style-name="Police_20_par_20_défaut"><text:span text:style-name="T19">Requête 9: Quel est le nombre maximal de changements pour un trajet entre deux stations? </text:span></text:span><text:span text:style-name="Police_20_par_20_défaut"><text:span text:style-name="T20">(pire cas)</text:span></text:span></text:p>
      <text:p text:style-name="P15"/>
      <text:p text:style-name="P14">db.collectionTrips.aggregate([</text:p>
      <text:p text:style-name="P14"><text:s text:c="2"/>{</text:p>
      <text:p text:style-name="P14"><text:s text:c="4"/>$unwind: "$listeArrets"</text:p>
      <text:p text:style-name="P14"><text:s text:c="2"/>},</text:p>
      <text:p text:style-name="P14"><text:s text:c="2"/>{</text:p>
      <text:p text:style-name="P14"><text:s text:c="4"/>$group: {</text:p>
      <text:p text:style-name="P14"><text:s text:c="6"/>_id: "$_id",</text:p>
      <text:p text:style-name="P14"><text:s text:c="6"/>stops: { $addToSet: "$listeArrets.stopId" },</text:p>
      <text:p text:style-name="P14"><text:s text:c="6"/>routes: { $addToSet: "$routeId" }</text:p>
      <text:p text:style-name="P14"><text:s text:c="4"/>}</text:p>
      <text:p text:style-name="P14"><text:s text:c="2"/>},</text:p>
      <text:p text:style-name="P14"><text:s text:c="2"/>{</text:p>
      <text:p text:style-name="P14"><text:s text:c="4"/>$project: {</text:p>
      <text:p text:style-name="P14"><text:s text:c="6"/>_id: 0,</text:p>
      <text:p text:style-name="P14"><text:s text:c="6"/>changeCount: { $size: "$routes" },</text:p>
      <text:p text:style-name="Text_20_body"><text:span text:style-name="Police_20_par_20_défaut"><text:span text:style-name="T3"><text:s text:c="6"/></text:span></text:span><text:span text:style-name="Police_20_par_20_défaut"><text:span text:style-name="T1">stops: 1</text:span></text:span></text:p>
      <text:p text:style-name="P12"><text:s text:c="4"/>}</text:p>
      <text:p text:style-name="P12"><text:s text:c="2"/>},</text:p>
      <text:p text:style-name="P12"><text:s text:c="2"/>{</text:p>
      <text:p text:style-name="P12"><text:s text:c="4"/>$sort: { changeCount: -1 }</text:p>
      <text:p text:style-name="P12"><text:s text:c="2"/>},</text:p>
      <text:p text:style-name="P12"><text:s text:c="2"/>{</text:p>
      <text:p text:style-name="P12"><text:s text:c="4"/>$limit: 1</text:p>
      <text:p text:style-name="P12"><text:s text:c="2"/>}</text:p>
      <text:p text:style-name="Text_20_body"><text:span text:style-name="Police_20_par_20_défaut"><text:span text:style-name="T1">])</text:span></text:span></text:p>
      <text:p text:style-name="P13"/>
      <text:p text:style-name="P13"/>
      <text:p text:style-name="P13"/>
      <text:p text:style-name="P13"/>
      <text:p text:style-name="P13"/>
      <text:p text:style-name="P13"/>
      <text:p text:style-name="P13"/>
      <text:p text:style-name="P37"><text:soft-page-break/>Requête 10: Quelles sont les stations X et Y pour lesquelles le trajet le plus simple nécessite un nombre maximal de changements?</text:p>
      <text:p text:style-name="P13"/>
      <text:p text:style-name="P7">db.collectionTrips.aggregate([</text:p>
      <text:p text:style-name="P7"><text:s text:c="2"/>{</text:p>
      <text:p text:style-name="P7"><text:s text:c="4"/>$unwind: "$listeArrets"</text:p>
      <text:p text:style-name="P7"><text:s text:c="2"/>},</text:p>
      <text:p text:style-name="P7"><text:s text:c="2"/>{</text:p>
      <text:p text:style-name="P7"><text:s text:c="4"/>$group: {</text:p>
      <text:p text:style-name="P7"><text:s text:c="6"/>_id: "$listeArrets.stopId",</text:p>
      <text:p text:style-name="P7"><text:s text:c="6"/>routes: { $addToSet: "$routeId" }</text:p>
      <text:p text:style-name="P7"><text:s text:c="4"/>}</text:p>
      <text:p text:style-name="P7"><text:s text:c="2"/>},</text:p>
      <text:p text:style-name="P7"><text:s text:c="2"/>{</text:p>
      <text:p text:style-name="P7"><text:s text:c="4"/>$project: {</text:p>
      <text:p text:style-name="P7"><text:s text:c="6"/>_id: 1,</text:p>
      <text:p text:style-name="P7"><text:s text:c="6"/>changeCount: { $size: "$routes" }</text:p>
      <text:p text:style-name="P7"><text:s text:c="4"/>}</text:p>
      <text:p text:style-name="P7"><text:s text:c="2"/>},</text:p>
      <text:p text:style-name="P7"><text:s text:c="2"/>{</text:p>
      <text:p text:style-name="P7"><text:s text:c="4"/>$sort: { changeCount: -1 }</text:p>
      <text:p text:style-name="P7"><text:s text:c="2"/>},</text:p>
      <text:p text:style-name="P7"><text:s text:c="2"/>{</text:p>
      <text:p text:style-name="P7"><text:s text:c="4"/>$limit: 1</text:p>
      <text:p text:style-name="P7"><text:s text:c="2"/>}</text:p>
      <text:p text:style-name="Standard"><text:span text:style-name="Police_20_par_20_défaut"><text:span text:style-name="T7">])</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JetBrains Mono" svg:font-family="'JetBrains Mono', monospace"/>
    <style:font-face style:name="OpenSymbol" svg:font-family="OpenSymbol"/>
    <style:font-face style:name="Courier New" svg:font-family="'Courier New'" style:font-family-generic="modern" style:font-pitch="fixed"/>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Subtitle" style:class="text">
      <style:paragraph-properties fo:line-height="100%" fo:hyphenation-ladder-count="no-limit"/>
      <style:text-properties style:font-name="Calibri Light" fo:font-size="28pt" fo:letter-spacing="-0.018cm" fo:font-weight="bold" style:font-size-asian="28pt" style:font-weight-asian="bold" style:font-size-complex="28pt" style:font-weight-complex="bold"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2pt" fo:language="de" fo:country="DE" style:font-name-asian="Andale Sans UI" style:font-size-asian="12pt" style:language-asian="ja" style:country-asian="JP" style:font-size-complex="12pt" style:language-complex="fa" style:country-complex="IR"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weight="bold" style:language-asian="fr" style:country-asian="FR" style:font-weight-asian="bold" style:font-weight-complex="bold" fo:hyphenate="false" fo:hyphenation-remain-char-count="0" fo:hyphenation-push-char-count="0"/>
    </style:style>
    <style:style style:name="Contents_20_1" style:display-name="Contents 1" style:family="paragraph" style:parent-style-name="Standard" style:class="index">
      <style:paragraph-properties fo:margin-top="0cm" fo:margin-bottom="0.176cm"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M_20_1" style:display-name="TM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Préformaté_20_HTML" style:display-name="Préformaté HTML" style:family="paragraph" style:parent-style-name="Normal">
      <style:paragraph-properties fo:line-height="100%"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letter-kerning="false" style:font-name-asian="Times New Roman" style:font-size-asian="10pt" style:language-asian="fr" style:country-asian="FR" style:font-name-complex="Courier New" style:font-size-complex="10pt" fo:hyphenate="tru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lice_20_par_20_défaut" style:display-name="Police par défaut" style:family="text"/>
    <style:style style:name="Title_20_Char" style:display-name="Title Char" style:family="text" style:parent-style-name="Police_20_par_20_défaut">
      <style:text-properties style:font-name="Calibri Light" fo:font-size="28pt" fo:letter-spacing="-0.018cm" style:letter-kerning="true" style:font-size-asian="28pt" style:font-size-complex="28pt"/>
    </style:style>
    <style:style style:name="Heading_20_1_20_Char" style:display-name="Heading 1 Char" style:family="text" style:parent-style-name="Police_20_par_20_défaut">
      <style:text-properties fo:color="#2f5496" style:font-name="Calibri Light" fo:font-size="16pt" style:font-size-asian="16pt" style:font-size-complex="16pt"/>
    </style:style>
    <style:style style:name="Heading_20_2_20_Char" style:display-name="Heading 2 Char" style:family="text" style:parent-style-name="Police_20_par_20_défaut">
      <style:text-properties fo:color="#2f5496" style:font-name="Calibri Light" fo:font-size="13pt" style:font-size-asian="13pt" style:font-size-complex="13pt"/>
    </style:style>
    <style:style style:name="Heading_20_3_20_Char" style:display-name="Heading 3 Char" style:family="text" style:parent-style-name="Police_20_par_20_défaut">
      <style:text-properties fo:color="#1f3763" style:font-name="Calibri Light" fo:font-size="12pt" style:font-size-asian="12pt" style:font-size-complex="12pt"/>
    </style:style>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parent-style-name="Police_20_par_20_défaut">
      <style:text-properties style:font-name="Courier New" fo:font-size="10pt" style:letter-kerning="false" style:font-name-asian="Times New Roman" style:font-size-asian="10pt" style:language-asian="fr" style:country-asian="FR" style:font-name-complex="Courier New" style:font-size-complex="10pt"/>
    </style:style>
    <style:style style:name="Code_20_HTML" style:display-name="Code HTML" style:family="text" style:parent-style-name="Police_20_par_20_défaut">
      <style:text-properties style:font-name="Courier New" fo:font-size="10pt" style:font-name-asian="Times New Roman" style:font-size-asian="10pt" style:font-name-complex="Courier New" style:font-size-complex="10pt"/>
    </style:style>
    <style:style style:name="hljs-string"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William Zehren</meta:initial-creator>
    <meta:creation-date>2023-11-09T19:49:00Z</meta:creation-date>
    <dc:date>2023-11-23T00:21:56.46</dc:date>
    <meta:print-date>2023-11-12T15:03:00Z</meta:print-date>
    <meta:editing-cycles>255</meta:editing-cycles>
    <meta:editing-duration>PT4H45M8S</meta:editing-duration>
    <meta:document-statistic meta:table-count="0" meta:image-count="0" meta:object-count="0" meta:page-count="15" meta:paragraph-count="304" meta:word-count="2508" meta:character-count="167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P2_Antonin_Durand_William_Zehren_Compte_Rendu.odt/Normal"/>
  </office:meta>
</office:document-meta>
</file>